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3669c9"/>
    </style:style>
    <style:style style:name="P2" style:family="paragraph" style:parent-style-name="Standard">
      <style:text-properties officeooo:paragraph-rsid="043b317b"/>
    </style:style>
    <style:style style:name="P3" style:family="paragraph" style:parent-style-name="Standard">
      <style:text-properties officeooo:paragraph-rsid="04421e9e"/>
    </style:style>
    <style:style style:name="P4" style:family="paragraph" style:parent-style-name="Standard">
      <style:text-properties officeooo:paragraph-rsid="044707b9"/>
    </style:style>
    <style:style style:name="P5" style:family="paragraph" style:parent-style-name="Standard">
      <style:text-properties officeooo:paragraph-rsid="04497356"/>
    </style:style>
    <style:style style:name="P6" style:family="paragraph" style:parent-style-name="Standard">
      <style:text-properties officeooo:paragraph-rsid="044cce50"/>
    </style:style>
    <style:style style:name="P7" style:family="paragraph" style:parent-style-name="Standard">
      <style:text-properties officeooo:paragraph-rsid="0452780f"/>
    </style:style>
    <style:style style:name="P8" style:family="paragraph" style:parent-style-name="Standard">
      <style:text-properties officeooo:paragraph-rsid="045334f0"/>
    </style:style>
    <style:style style:name="P9" style:family="paragraph" style:parent-style-name="Standard">
      <style:text-properties officeooo:paragraph-rsid="04537b9c"/>
    </style:style>
    <style:style style:name="P10" style:family="paragraph" style:parent-style-name="Standard">
      <style:text-properties officeooo:paragraph-rsid="0455ceb5"/>
    </style:style>
    <style:style style:name="P11" style:family="paragraph" style:parent-style-name="Standard">
      <style:text-properties officeooo:paragraph-rsid="045dea67"/>
    </style:style>
    <style:style style:name="P12" style:family="paragraph" style:parent-style-name="Standard">
      <style:text-properties officeooo:paragraph-rsid="04553ece"/>
    </style:style>
    <style:style style:name="P13" style:family="paragraph" style:parent-style-name="Standard">
      <style:text-properties officeooo:paragraph-rsid="047226ae"/>
    </style:style>
    <style:style style:name="P14" style:family="paragraph" style:parent-style-name="Standard">
      <style:text-properties officeooo:paragraph-rsid="04503361"/>
    </style:style>
    <style:style style:name="P15" style:family="paragraph" style:parent-style-name="Standard">
      <style:text-properties officeooo:paragraph-rsid="04826941"/>
    </style:style>
    <style:style style:name="P16" style:family="paragraph" style:parent-style-name="Standard">
      <style:text-properties officeooo:paragraph-rsid="04840b4c"/>
    </style:style>
    <style:style style:name="P17" style:family="paragraph" style:parent-style-name="Standard">
      <style:text-properties officeooo:paragraph-rsid="0486150d"/>
    </style:style>
    <style:style style:name="P18" style:family="paragraph" style:parent-style-name="Standard">
      <style:text-properties officeooo:paragraph-rsid="04867de4"/>
    </style:style>
    <style:style style:name="P19" style:family="paragraph" style:parent-style-name="Standard">
      <style:text-properties officeooo:paragraph-rsid="0488681f"/>
    </style:style>
    <style:style style:name="P20" style:family="paragraph" style:parent-style-name="Standard">
      <style:text-properties officeooo:paragraph-rsid="0489dd35"/>
    </style:style>
    <style:style style:name="P21" style:family="paragraph" style:parent-style-name="Standard">
      <style:text-properties officeooo:paragraph-rsid="048aa413"/>
    </style:style>
    <style:style style:name="P22" style:family="paragraph" style:parent-style-name="Standard" style:list-style-name="L1">
      <style:text-properties officeooo:paragraph-rsid="043f4310"/>
    </style:style>
    <style:style style:name="P23" style:family="paragraph" style:parent-style-name="Standard" style:list-style-name="L2">
      <style:text-properties officeooo:paragraph-rsid="04512b4d"/>
    </style:style>
    <style:style style:name="P24" style:family="paragraph" style:parent-style-name="Standard">
      <style:text-properties officeooo:paragraph-rsid="048aa413"/>
    </style:style>
    <style:style style:name="P25" style:family="paragraph" style:parent-style-name="Standard">
      <style:text-properties officeooo:paragraph-rsid="048cb06c"/>
    </style:style>
    <style:style style:name="T1" style:family="text">
      <style:text-properties fo:color="#000000" style:text-line-through-style="none" style:text-line-through-type="none" style:font-name="Calibri" fo:font-size="9pt" style:text-underline-style="none" fo:font-weight="normal" officeooo:rsid="043669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fo:font-weight="normal" officeooo:rsid="043f0b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Calibri" fo:font-size="9pt" style:text-underline-style="none" fo:font-weight="normal" officeooo:rsid="04421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Calibri" fo:font-size="9pt" style:text-underline-style="none" fo:font-weight="normal" officeooo:rsid="044614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Calibri" fo:font-size="9pt" style:text-underline-style="none" fo:font-weight="normal" officeooo:rsid="045278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Calibri" fo:font-size="9pt" style:text-underline-style="none" fo:font-weight="normal" officeooo:rsid="0455c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Calibri"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Calibri" fo:font-size="9pt" style:text-underline-style="none" fo:font-weight="normal" officeooo:rsid="047fd6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Calibri" fo:font-size="9pt" style:text-underline-style="none" fo:font-weight="normal" officeooo:rsid="048269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Calibri" fo:font-size="9pt" style:text-underline-style="none" fo:font-weight="normal" officeooo:rsid="048aa4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 style:family="text">
      <style:text-properties fo:color="#000000" style:text-line-through-style="none" style:text-line-through-type="none" style:font-name="Calibri" fo:font-size="9pt" style:text-underline-style="none" fo:font-weight="bold" officeooo:rsid="045033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Calibri" fo:font-size="9pt" style:text-underline-style="none" fo:font-weight="bold" officeooo:rsid="047c54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Calibri" fo:font-size="11pt" style:text-underline-style="none" fo:font-weight="bold" officeooo:rsid="0475c2fa"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7" style:family="text">
      <style:text-properties fo:color="#000000" style:text-line-through-style="none" style:text-line-through-type="none" style:font-name="Calibri" fo:font-size="11pt" style:text-underline-style="none" fo:font-weight="bold" officeooo:rsid="047b3611"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8" style:family="text">
      <style:text-properties fo:color="#000000" style:text-line-through-style="none" style:text-line-through-type="none" style:font-name="Calibri" fo:font-size="11pt" style:text-underline-style="none" fo:font-weight="bold" officeooo:rsid="047fd60e"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39" style:family="text">
      <style:text-properties fo:color="#00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style:style style:name="T40"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41"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ff0000" style:text-line-through-style="none" style:text-line-through-type="none" style:font-name="Calibri" fo:font-size="9pt" style:text-underline-style="none" fo:font-weight="normal" officeooo:rsid="045dea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ff0000" style:text-line-through-style="none" style:text-line-through-type="none" style:font-name="Calibri" fo:font-size="9pt" style:text-underline-style="none" fo:font-weight="normal" officeooo:rsid="045e0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ff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ff0000" style:text-line-through-style="none" style:text-line-through-type="none" style:font-name="Calibri" fo:font-size="9pt" style:text-underline-style="none" fo:font-weight="normal" officeooo:rsid="04553e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ff0000" style:text-line-through-style="none" style:text-line-through-type="none" style:font-name="Calibri" fo:font-size="9pt" style:text-underline-style="none" fo:font-weight="normal" officeooo:rsid="04722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ff0000" style:text-line-through-style="none" style:text-line-through-type="none" style:font-name="Calibri" fo:font-size="9pt" style:text-underline-style="none" fo:font-weight="normal" officeooo:rsid="04737e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ff0000" style:text-line-through-style="none" style:text-line-through-type="none" style:font-name="Calibri" fo:font-size="9pt" style:text-underline-style="none" fo:font-weight="bold" officeooo:rsid="0434a9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ff0000" style:text-line-through-style="none" style:text-line-through-type="none" style:font-name="Calibri" fo:font-size="9pt" style:text-underline-style="none" fo:font-weight="bold" officeooo:rsid="048615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ff0000" style:text-line-through-style="none" style:text-line-through-type="none" style:font-name="Calibri" fo:font-size="9pt" style:text-underline-style="none" fo:font-weight="bold" officeooo:rsid="0488681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ff0000" style:text-line-through-style="none" style:text-line-through-type="none" style:font-name="Calibri" fo:font-size="9pt" style:text-underline-style="none" fo:font-weight="bold" officeooo:rsid="0489dd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ff0000" style:text-line-through-style="none" style:text-line-through-type="none" style:font-name="Calibri" fo:font-size="9pt" style:text-underline-style="none" fo:font-weight="bold" officeooo:rsid="048aa4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ff0000" style:text-line-through-style="none" style:text-line-through-type="none" style:font-name="Calibri" fo:font-size="9pt" style:text-underline-style="none" fo:font-weight="bold" officeooo:rsid="048cb0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ff0000" style:text-line-through-style="none" style:text-line-through-type="none" style:font-name="Calibri" fo:font-size="11pt" style:text-underline-style="none" fo:font-weight="bold" officeooo:rsid="04867de4" style:text-blinking="false" fo:background-color="#ffffff" loext:char-shading-value="0" style:font-name-asian="Times New Roman1" style:font-size-asian="11pt" style:font-weight-asian="bold" style:font-name-complex="Arial" style:font-size-complex="11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Source_20_Text"><text:span text:style-name="T51">Favourite</text:span></text:span></text:p>
      <text:p text:style-name="P20"><text:span text:style-name="Source_20_Text"><text:span text:style-name="T52">Trending tweet (what the people talking about)</text:span></text:span></text:p>
      <text:p text:style-name="P21"><text:span text:style-name="Source_20_Text"><text:span text:style-name="T53">Tagging other users</text:span></text:span></text:p>
      <text:p text:style-name="P21"><text:span text:style-name="Source_20_Text"><text:span text:style-name="T53">Who to follow? Suggestions?</text:span></text:span></text:p>
      <text:p text:style-name="P21"><text:span text:style-name="Source_20_Text"><text:span text:style-name="T53">Moments</text:span></text:span></text:p>
      <text:p text:style-name="P25"><text:span text:style-name="Source_20_Text"><text:span text:style-name="T54">Deletion of a tweet</text:span></text:span></text:p>
      <text:p text:style-name="P25"><text:span text:style-name="Source_20_Text"><text:span text:style-name="T54">Deletion of a user</text:span></text:span></text:p>
      <text:p text:style-name="P21"><text:span text:style-name="Source_20_Text"><text:span text:style-name="T30"/></text:span></text:p>
      <text:p text:style-name="P1"><text:span text:style-name="Source_20_Text"><text:span text:style-name="T1">Tweeting: Sending a tweet,</text:span></text:span></text:p>
      <text:p text:style-name="P2"><text:span text:style-name="Source_20_Text"><text:span text:style-name="T2">Timeline:</text:span></text:span></text:p>
      <text:list xml:id="list6510390382482086440" text:style-name="L1">
        <text:list-item>
          <text:p text:style-name="P22"><text:span text:style-name="Source_20_Text"><text:span text:style-name="T7">user</text:span></text:span><text:span text:style-name="Source_20_Text"><text:span text:style-name="T5"> timeline: </text:span></text:span><text:span text:style-name="Source_20_Text"><text:span text:style-name="T6">Here I see my tweets and the tweets which I retweeted </text:span></text:span><text:span text:style-name="Source_20_Text"><text:span text:style-name="T10">(easy to design)</text:span></text:span><text:span text:style-name="Source_20_Text"><text:span text:style-name="T6">,</text:span></text:span></text:p>
        </text:list-item>
        <text:list-item>
          <text:p text:style-name="P22"><text:span text:style-name="Source_20_Text"><text:span text:style-name="T5">home timeline:</text:span></text:span><text:span text:style-name="Source_20_Text"><text:span text:style-name="T2"> </text:span></text:span><text:span text:style-name="Source_20_Text"><text:span text:style-name="T3">Where </text:span></text:span><text:span text:style-name="Source_20_Text"><text:span text:style-name="T8">I</text:span></text:span><text:span text:style-name="Source_20_Text"><text:span text:style-name="T3"> see other people tweets to whom </text:span></text:span><text:span text:style-name="Source_20_Text"><text:span text:style-name="T8">I</text:span></text:span><text:span text:style-name="Source_20_Text"><text:span text:style-name="T3"> follow and the tweets of those persons to whom </text:span></text:span><text:span text:style-name="Source_20_Text"><text:span text:style-name="T8">I</text:span></text:span><text:span text:style-name="Source_20_Text"><text:span text:style-name="T3"> don’t follow directly but </text:span></text:span><text:span text:style-name="Source_20_Text"><text:span text:style-name="T4">somebody else of the people </text:span></text:span><text:span text:style-name="Source_20_Text"><text:span text:style-name="T8">I</text:span></text:span><text:span text:style-name="Source_20_Text"><text:span text:style-name="T4"> follow</text:span></text:span><text:span text:style-name="Source_20_Text"><text:span text:style-name="T3"> reacted on </text:span></text:span><text:span text:style-name="Source_20_Text"><text:span text:style-name="T4">that tweet </text:span></text:span><text:span text:style-name="Source_20_Text"><text:span text:style-name="T10">(difficult to design)</text:span></text:span><text:span text:style-name="Source_20_Text"><text:span text:style-name="T3">,</text:span></text:span></text:p>
        </text:list-item>
      </text:list>
      <text:p text:style-name="P3"><text:span text:style-name="Source_20_Text"><text:span text:style-name="T11">Following: </text:span></text:span><text:span text:style-name="Source_20_Text"><text:span text:style-name="T12">I have my profile and I click following someone else’s profile and I want to see his tweets in my home timeline,</text:span></text:span></text:p>
      <text:p text:style-name="P3"><text:span text:style-name="Source_20_Text"><text:span text:style-name="T12"/></text:span></text:p>
      <text:p text:style-name="P4"><text:span text:style-name="Source_20_Text"><text:span text:style-name="T13">Basic design: </text:span></text:span><text:span text:style-name="Source_20_Text"><text:span text:style-name="T29">u</text:span></text:span><text:span text:style-name="Source_20_Text"><text:span text:style-name="T13">ser_</text:span></text:span><text:span text:style-name="Source_20_Text"><text:span text:style-name="T29">details_</text:span></text:span><text:span text:style-name="Source_20_Text"><text:span text:style-name="T13">table, tweet_table, </text:span></text:span><text:span text:style-name="Source_20_Text"><text:span text:style-name="T29">user_</text:span></text:span><text:span text:style-name="Source_20_Text"><text:span text:style-name="T14">follower_table,</text:span></text:span></text:p>
      <text:p text:style-name="P4"><text:span text:style-name="Source_20_Text"><text:span text:style-name="T13">Simple query for user-timeline that provide all tweets of this person in chronological order</text:span></text:span></text:p>
      <text:p text:style-name="P4"><text:span text:style-name="Source_20_Text"><text:span text:style-name="T13">Complex and time-taking query for home-timeline that provide all tweets of all the persons to whom I follow in chronological order, (if they have reacted on someone else’s tweets, tag that tweet also). </text:span></text:span><text:span text:style-name="Source_20_Text"><text:span text:style-name="T14">This will be a very time-taking query which will need to be run everytime when an user accesses his home time-line and after some time sharding or indexing is also not going to work well.</text:span></text:span></text:p>
      <text:p text:style-name="P4"><text:span text:style-name="Source_20_Text"><text:span text:style-name="T13"/></text:span></text:p>
      <text:p text:style-name="P5"><text:span text:style-name="Source_20_Text"><text:span text:style-name="T31">Important trade-offs of the architecture,</text:span></text:span></text:p>
      <text:p text:style-name="P6"><text:span text:style-name="Source_20_Text"><text:span text:style-name="T31">Why this architecture is selected:</text:span></text:span></text:p>
      <text:list xml:id="list337376013261753069" text:style-name="L2">
        <text:list-item>
          <text:p text:style-name="P23"><text:span text:style-name="Source_20_Text"><text:span text:style-name="T15">because of read-heaviness,</text:span></text:span></text:p>
        </text:list-item>
        <text:list-item>
          <text:p text:style-name="P23"><text:span text:style-name="Source_20_Text"><text:span text:style-name="T16">no problem with eventual consistency,</text:span></text:span></text:p>
        </text:list-item>
        <text:list-item>
          <text:p text:style-name="P23"><text:span text:style-name="Source_20_Text"><text:span text:style-name="T17">mainly dealing with characters (140) </text:span></text:span><text:span text:style-name="Source_20_Text"><text:span text:style-name="T18">so space is not a very big problem,</text:span></text:span></text:p>
        </text:list-item>
      </text:list>
      <text:p text:style-name="P14"><text:span text:style-name="Source_20_Text"><text:span text:style-name="T32"/></text:span></text:p>
      <text:p text:style-name="P15"><text:a xlink:type="simple" xlink:href="https://www.youtube.com/watch?v=KmAyPUv9gOY" text:style-name="Internet_20_link" text:visited-style-name="Visited_20_Internet_20_Link"><text:span text:style-name="Source_20_Text"><text:span text:style-name="T49">https://www.youtube.com/watch?v=KmAyPUv9gOY</text:span></text:span></text:a></text:p>
      <text:p text:style-name="P17"><text:a xlink:type="simple" xlink:href="https://github.com/donnemartin/system-design-primer/blob/master/solutions/system_design/twitter/README.md" text:style-name="Internet_20_link" text:visited-style-name="Visited_20_Internet_20_Link"><text:span text:style-name="Source_20_Text"><text:span text:style-name="T50"/></text:span></text:a></text:p>
      <text:p text:style-name="P17"><text:a xlink:type="simple" xlink:href="https://github.com/donnemartin/system-design-primer/blob/master/solutions/system_design/twitter/README.md" text:style-name="Internet_20_link" text:visited-style-name="Visited_20_Internet_20_Link"><text:span text:style-name="Source_20_Text"><text:span text:style-name="T50">https://github.com/donnemartin/system-design-primer/blob/master/solutions/system_design/twitter/README.md</text:span></text:span></text:a></text:p>
      <text:p text:style-name="P17"><text:span text:style-name="Source_20_Text"><text:span text:style-name="T50"/></text:span></text:p>
      <text:p text:style-name="P15"><text:span text:style-name="Source_20_Text"><text:span text:style-name="T36">Tables:</text:span></text:span></text:p>
      <text:p text:style-name="P15"><text:span text:style-name="Source_20_Text"><text:span text:style-name="T33">user_details_table:</text:span></text:span><text:span text:style-name="Source_20_Text"><text:span text:style-name="T23"> user_id, isCelebrity</text:span></text:span><text:span text:style-name="Source_20_Text"><text:span text:style-name="T24">(0/1)</text:span></text:span><text:span text:style-name="Source_20_Text"><text:span text:style-name="T23">,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tweets</text:span></text:span><text:span text:style-name="Source_20_Text"><text:span text:style-name="T24">(0/1)</text:span></text:span><text:span text:style-name="Source_20_Text"><text:span text:style-name="T23">,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ply</text:span></text:span><text:span text:style-name="Source_20_Text"><text:span text:style-name="T24">(0/1)</text:span></text:span><text:span text:style-name="Source_20_Text"><text:span text:style-name="T23">, i</text:span></text:span><text:span text:style-name="Source_20_Text"><text:span text:style-name="T25">sHi</text:span></text:span><text:span text:style-name="Source_20_Text"><text:span text:style-name="T23">deL</text:span></text:span><text:span text:style-name="Source_20_Text"><text:span text:style-name="T25">i</text:span></text:span><text:span text:style-name="Source_20_Text"><text:span text:style-name="T23">kes</text:span></text:span><text:span text:style-name="Source_20_Text"><text:span text:style-name="T24">(0/1)</text:span></text:span><text:span text:style-name="Source_20_Text"><text:span text:style-name="T23">,</text:span></text:span></text:p>
      <text:p text:style-name="P15"><text:span text:style-name="Source_20_Text"><text:span text:style-name="T33">user_follower_table:</text:span></text:span><text:span text:style-name="Source_20_Text"><text:span text:style-name="T23"> user_id, follower_id</text:span></text:span></text:p>
      <text:p text:style-name="P15"><text:span text:style-name="Source_20_Text"><text:span text:style-name="T34">tweet_table:</text:span></text:span><text:span text:style-name="Source_20_Text"><text:span text:style-name="T24"> tweet_id, </text:span></text:span><text:span text:style-name="Source_20_Text"><text:span text:style-name="T25">tweet_type (</text:span></text:span><text:span text:style-name="Source_20_Text"><text:span text:style-name="T26">1-original, 2-retweet, 3-reply, 4-like</text:span></text:span><text:span text:style-name="Source_20_Text"><text:span text:style-name="T25">), </text:span></text:span><text:span text:style-name="Source_20_Text"><text:span text:style-name="T26">original_tweet_id, tweet, user_id, timestamp, no_of_retweets, no_of_reply, no_of_likes,</text:span></text:span></text:p>
      <text:p text:style-name="P15"><text:span text:style-name="Source_20_Text"><text:span text:style-name="T28"/></text:span></text:p>
      <text:p text:style-name="P18"><text:span text:style-name="Source_20_Text"><text:span text:style-name="T55">Also maintain timeline in mysql database too.</text:span></text:span></text:p>
      <text:p text:style-name="P18"><text:span text:style-name="Source_20_Text"><text:span text:style-name="T39"/></text:span></text:p>
      <text:p text:style-name="P18"><text:span text:style-name="Source_20_Text"><text:span text:style-name="T38">If I follows someone, then if he is a celebrity then he will be added in my leader’s set and if he is not then I will be added in his follower’s list.</text:span></text:span></text:p>
      <text:p text:style-name="P15"><text:span text:style-name="Source_20_Text"><text:span text:style-name="T28"/></text:span></text:p>
      <text:p text:style-name="P15"><text:span text:style-name="Source_20_Text"><text:span text:style-name="T37">Maintain user’s cache for every user with the following type of user object:</text:span></text:span></text:p>
      <text:p text:style-name="P15"><text:span text:style-name="Source_20_Text"><text:span text:style-name="T35">User:</text:span></text:span><text:span text:style-name="Source_20_Text"><text:span text:style-name="T27"> user_id, follower_list, leader_set,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tweets, </text:span></text:span><text:span text:style-name="Source_20_Text"><text:span text:style-name="T25">isH</text:span></text:span><text:span text:style-name="Source_20_Text"><text:span text:style-name="T23">ide</text:span></text:span><text:span text:style-name="Source_20_Text"><text:span text:style-name="T25">R</text:span></text:span><text:span text:style-name="Source_20_Text"><text:span text:style-name="T23">eply, i</text:span></text:span><text:span text:style-name="Source_20_Text"><text:span text:style-name="T25">sHi</text:span></text:span><text:span text:style-name="Source_20_Text"><text:span text:style-name="T23">deL</text:span></text:span><text:span text:style-name="Source_20_Text"><text:span text:style-name="T25">i</text:span></text:span><text:span text:style-name="Source_20_Text"><text:span text:style-name="T23">kes,</text:span></text:span></text:p>
      <text:p text:style-name="P15"><text:span text:style-name="Source_20_Text"><text:span text:style-name="T1"/></text:span></text:p>
      <text:p text:style-name="P16"><text:span text:style-name="Strong_20_Emphasis"><text:span text:style-name="T40">User</text:span></text:span><text:span text:style-name="Source_20_Text"><text:span text:style-name="T41"> posts a tweet: </text:span></text:span><text:span text:style-name="Strong_20_Emphasis"><text:span text:style-name="T40">Service</text:span></text:span><text:span text:style-name="Source_20_Text"><text:span text:style-name="T41"> pushes tweets to follower’s </text:span></text:span><text:span text:style-name="Source_20_Text"><text:span text:style-name="T48">home time line</text:span></text:span><text:span text:style-name="Source_20_Text"><text:span text:style-name="T41">, sending push notifications and emails</text:span></text:span></text:p>
      <text:p text:style-name="P16"><text:span text:style-name="Source_20_Text"><text:span text:style-name="T42"/></text:span></text:p>
      <text:p text:style-name="P16"><text:span text:style-name="Source_20_Text"><text:span text:style-name="T32">a user time-line will be present only on 3 redis machines out of thousand of redis machines, so load-balancer somehow needs to know that on which three machines user’s time-line is present.</text:span></text:span></text:p>
      <text:p text:style-name="P7"><text:span text:style-name="Source_20_Text"><text:span text:style-name="T19">This can be done by some pretty fast hash-lookup.</text:span></text:span></text:p>
      <text:p text:style-name="P7"><text:span text:style-name="Source_20_Text"><text:span text:style-name="T19"/></text:span></text:p>
      <text:p text:style-name="P8"><text:span text:style-name="Source_20_Text"><text:span text:style-name="T20">Follow-up topics:</text:span></text:span></text:p>
      <text:p text:style-name="P8"><text:span text:style-name="Source_20_Text"><text:span text:style-name="T20">search pipeline such as elastic search,</text:span></text:span></text:p>
      <text:p text:style-name="P9"><text:span text:style-name="Source_20_Text"><text:span text:style-name="T44">notifications,</text:span></text:span></text:p>
      <text:p text:style-name="P12"><text:span text:style-name="Source_20_Text"><text:span text:style-name="T45">push-notifications,</text:span></text:span></text:p>
      <text:p text:style-name="P13"><text:span text:style-name="Source_20_Text"><text:span text:style-name="T46">Like (all the tweets liked by m</text:span></text:span><text:span text:style-name="Source_20_Text"><text:span text:style-name="T47">e</text:span></text:span><text:span text:style-name="Source_20_Text"><text:span text:style-name="T46"> should be shown in my </text:span></text:span><text:span text:style-name="Source_20_Text"><text:span text:style-name="T47">follower’s </text:span></text:span><text:span text:style-name="Source_20_Text"><text:span text:style-name="T46">time-line),</text:span></text:span></text:p>
      <text:p text:style-name="P10"><text:span text:style-name="Source_20_Text"><text:span text:style-name="T21">how to incorporate advertisement: </text:span></text:span><text:span text:style-name="Source_20_Text"><text:span text:style-name="T22">as all the social networks know about the customers, their preferences, the product they are interested in, how to ingest that analytics data and place effective advertisement tweets in the timeline,</text:span></text:span></text:p>
      <text:p text:style-name="P5"><text:span text:style-name="Source_20_Text"><text:span text:style-name="T15"/></text:span></text:p>
      <text:p text:style-name="P11"><text:soft-page-break/><text:span text:style-name="Source_20_Text"><text:span text:style-name="T42">What is a firehose </text:span></text:span><text:span text:style-name="Source_20_Text"><text:span text:style-name="T43">api?</text:span></text:span></text:p>
      <text:p text:style-name="P11"><text:span text:style-name="Source_20_Text"><text:span text:style-name="T42">The firehose API is a steady stream of all available data from a source in realtime –  a giant spigot that delivers data to any number of subscribers at a time. The stream is constant, delivering new, updated data as it happens.</text:span></text:span></text:p>
      <text:p text:style-name="P11"><text:span text:style-name="Strong_20_Emphasis"><text:span text:style-name="T42">The most well known firehose API is the Twitter firehose, an API that delivers 100% of tweets to end users in realtime. At an average of 5,700 tweets per second, the Twitter firehose represents the massive volume of data that can stream over a data firehose.</text:span></text:span></text:p>
      <text:p text:style-name="P11"><text:span text:style-name="Strong_20_Emphasis"><text:span text:style-name="T42">Other than Twitter, there are thousands of other use cases for the data firehose. Pretty much any source of data can be turned into a stream, including:</text:span></text:span></text:p>
      <text:p text:style-name="P11"><text:span text:style-name="Strong_20_Emphasis"><text:span text:style-name="T42">Weather and temperature data</text:span></text:span></text:p>
      <text:p text:style-name="P11"><text:span text:style-name="Strong_20_Emphasis"><text:span text:style-name="T42">Stock quote prices</text:span></text:span></text:p>
      <text:p text:style-name="P11"><text:span text:style-name="Strong_20_Emphasis"><text:span text:style-name="T42">Public transportation time and location data</text:span></text:span></text:p>
      <text:p text:style-name="P11"><text:span text:style-name="Strong_20_Emphasis"><text:span text:style-name="T42">RSS and blog feeds</text:span></text:span></text:p>
      <text:p text:style-name="P11"><text:span text:style-name="Strong_20_Emphasis"><text:span text:style-name="T42">Multiplayer game player position and state</text:span></text:span></text:p>
      <text:p text:style-name="P11"><text:span text:style-name="Strong_20_Emphasis"><text:span text:style-name="T42">Internet of Things sensor network data</text:span></text:span></text:p>
      <text:p text:style-name="P11"><text:span text:style-name="Strong_20_Emphasis"><text:span text:style-name="T42">Luckily for you, many data sources have built an API for their data source that is open to developers. We’ve seen thousands of web and mobile applications tap into these APIs (for example, </text:span></text:span><text:a xlink:type="simple" xlink:href="http://www.wunderground.com/weather/api/" text:style-name="Internet_20_link" text:visited-style-name="Visited_20_Internet_20_Link"><text:span text:style-name="Strong_20_Emphasis">Weather Underground’s weather API</text:span></text:a><text:span text:style-name="Strong_20_Emphasis"><text:span text:style-name="T42">), however, they don’t stream this data in realtime. Updates are pushed sometimes minutes after they actually happen, or these apps are static. And what good is data if it’s outdated?</text:span></text:span></text:p>
      <text:p text:style-name="P11"><text:span text:style-name="Strong_20_Emphasis"><text:span text:style-name="T42">That’s where firehosing this data comes into play, and we can see why it’s so powerful.</text:span></text:span></text:p>
      <text:p text:style-name="P3"><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7-26T22:02:55.035860962</dc:date>
    <meta:editing-duration>P13DT6H58M21S</meta:editing-duration>
    <meta:editing-cycles>1114</meta:editing-cycles>
    <meta:document-statistic meta:table-count="0" meta:image-count="0" meta:object-count="0" meta:page-count="2" meta:paragraph-count="51" meta:word-count="664" meta:character-count="4273" meta:non-whitespace-character-count="3663"/>
  </office:meta>
</office:document-meta>
</file>